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17" style:family="graphic" style:parent-style-name="standard">
      <style:graphic-properties svg:stroke-color="#666666" draw:fill-color="#cccccc" draw:textarea-vertical-align="middle" draw:auto-grow-height="false" fo:min-height="2.651cm" fo:min-width="2.901cm"/>
    </style:style>
    <style:style style:name="gr18" style:family="graphic" style:parent-style-name="standard">
      <style:graphic-properties svg:stroke-color="#666666" draw:fill-color="#cccccc" draw:textarea-vertical-align="middle" draw:auto-grow-height="false" fo:min-height="2.751cm" fo:min-width="2.901cm"/>
    </style:style>
    <style:style style:name="gr19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1.605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10.9cm" svg:x2="19.395cm" svg:y2="10.9cm">
          <text:p/>
        </draw:line>
        <draw:line draw:style-name="gr2" draw:text-style-name="P2" draw:layer="layout" svg:x1="10.5cm" svg:y1="19.6cm" svg:x2="10.499cm" svg:y2="2.338cm">
          <text:p/>
        </draw:line>
        <draw:custom-shape draw:style-name="gr3" draw:text-style-name="P3" draw:layer="layout" svg:width="2.432cm" svg:height="2.359cm" svg:x="0.4cm" svg:y="5.241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9cm" svg:height="2.999cm" svg:x="0.121cm" svg:y="7.4cm">
          <draw:text-box>
            <text:p><text:span text:style-name="T2">V</text:span><text:span text:style-name="T3">a</text:span></text:p>
          </draw:text-box>
        </draw:frame>
        <draw:custom-shape draw:style-name="gr5" draw:text-style-name="P3" draw:layer="layout" svg:width="4cm" svg:height="1.4cm" svg:x="3.4cm" svg:y="1.6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3.9cm" svg:y="10.3cm">
          <text:p text:style-name="P3"><text:span text:style-name="T1">R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2.9cm" svg:y="1.6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4cm" svg:y="18.9cm">
          <text:p text:style-name="P3"><text:span text:style-name="T1">R</text:span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2cm" svg:y="10.2cm">
          <text:p text:style-name="P3"><text:span text:style-name="T1">R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1.4cm" draw:transform="rotate (1.5707963267949) translate (0.8cm 16.8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cm" svg:height="1.4cm" draw:transform="rotate (1.5707963267949) translate (9.8cm 8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3.6cm" svg:x="9.1cm" svg:y="13.5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2.8cm" svg:height="3.6cm" svg:x="18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9.4cm" svg:y1="6.903cm" svg:x2="19.4cm" svg:y2="5.3cm">
          <text:p/>
        </draw:line>
        <draw:frame draw:style-name="gr11" draw:text-style-name="P6" draw:layer="layout" svg:width="4.8cm" svg:height="2.261cm" svg:x="15.7cm" svg:y="7.139cm">
          <draw:text-box>
            <text:p><text:span text:style-name="T1">I</text:span><text:span text:style-name="T4">b</text:span><text:span text:style-name="T5"> = 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2" draw:text-style-name="P7" draw:layer="layout" svg:width="1.5cm" svg:height="1.5cm" svg:x="0.8cm" svg:y="14.7cm">
          <draw:text-box>
            <text:p><text:span text:style-name="T1">R</text:span><text:span text:style-name="T4">6</text:span></text:p>
          </draw:text-box>
        </draw:frame>
        <draw:frame draw:style-name="gr12" draw:text-style-name="P7" draw:layer="layout" svg:width="1.5cm" svg:height="1.5cm" svg:x="9.8cm" svg:y="6.1cm">
          <draw:text-box>
            <text:p><text:span text:style-name="T1">R</text:span><text:span text:style-name="T4">3</text:span></text:p>
          </draw:text-box>
        </draw:frame>
        <draw:frame draw:style-name="gr13" draw:text-style-name="P8" draw:layer="layout" svg:width="3.8cm" svg:height="1.305cm" svg:x="6.7cm" svg:y="16.6cm">
          <draw:text-box>
            <text:p><text:span text:style-name="T1">V</text:span><text:span text:style-name="T4">c</text:span><text:span text:style-name="T5"> = K</text:span><text:span text:style-name="T4">c</text:span><text:span text:style-name="T5"> I</text:span><text:span text:style-name="T4">c</text:span></text:p>
          </draw:text-box>
        </draw:frame>
        <draw:frame draw:style-name="gr14" draw:text-style-name="P9" draw:layer="layout" svg:width="4.2cm" svg:height="3.135cm" svg:x="5.9cm" svg:y="5.2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2">V</text:span><text:span text:style-name="T3">b</text:span><text:span text:style-name="T2"> </text:span><text:span text:style-name="T1"><text:s text:c="19"/>-</text:span></text:p>
          </draw:text-box>
        </draw:frame>
        <draw:custom-shape draw:style-name="gr3" draw:text-style-name="P3" draw:layer="layout" svg:width="2.432cm" svg:height="2.359cm" svg:x="18.2cm" svg:y="13.741cm"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4cm" svg:y1="15.603cm" svg:x2="19.4cm" svg:y2="14cm">
          <text:p/>
        </draw:line>
        <draw:frame draw:style-name="gr15" draw:text-style-name="P4" draw:layer="layout" svg:width="1.3cm" svg:height="1.6cm" svg:x="19.5cm" svg:y="12.5cm">
          <draw:text-box>
            <text:p><text:span text:style-name="T2">I</text:span><text:span text:style-name="T3">d</text:span></text:p>
          </draw:text-box>
        </draw:frame>
        <draw:line draw:style-name="gr10" draw:text-style-name="P2" draw:layer="layout" svg:x1="2.7cm" svg:y1="17.5cm" svg:x2="2.7cm" svg:y2="19.103cm">
          <text:p/>
        </draw:line>
        <draw:frame draw:style-name="gr16" draw:text-style-name="P4" draw:layer="layout" svg:width="1.5cm" svg:height="1.399cm" svg:x="2.8cm" svg:y="17.5cm">
          <draw:text-box>
            <text:p><text:span text:style-name="T2">I</text:span><text:span text:style-name="T3">c</text:span></text:p>
          </draw:text-box>
        </draw:frame>
        <draw:custom-shape draw:style-name="gr17" draw:text-style-name="P10" draw:layer="layout" svg:width="3.4cm" svg:height="2.9cm" svg:x="3.9cm" svg:y="5.4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16.6cm 8.3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7.6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17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4" draw:layer="layout" svg:width="2cm" svg:height="1.399cm" svg:x="5.1cm" svg:y="6.401cm">
          <draw:text-box>
            <text:p><text:span text:style-name="T2">I</text:span><text:span text:style-name="T3">1</text:span></text:p>
          </draw:text-box>
        </draw:frame>
        <draw:frame draw:style-name="gr19" draw:text-style-name="P4" draw:layer="layout" svg:width="2cm" svg:height="1.599cm" svg:x="14.4cm" svg:y="6.2cm">
          <draw:text-box>
            <text:p><text:span text:style-name="T2">I</text:span><text:span text:style-name="T3">2</text:span></text:p>
          </draw:text-box>
        </draw:frame>
        <draw:frame draw:style-name="gr16" draw:text-style-name="P4" draw:layer="layout" svg:width="2cm" svg:height="1.399cm" svg:x="5.4cm" svg:y="14.8cm">
          <draw:text-box>
            <text:p><text:span text:style-name="T2">I</text:span><text:span text:style-name="T3">3</text:span></text:p>
          </draw:text-box>
        </draw:frame>
        <draw:frame draw:style-name="gr20" draw:text-style-name="P4" draw:layer="layout" svg:width="2cm" svg:height="1.4cm" svg:x="14.9cm" svg:y="14.9cm">
          <draw:text-box>
            <text:p><text:span text:style-name="T2">I</text:span><text:span text:style-name="T3">4</text:span></text:p>
          </draw:text-box>
        </draw:frame>
        <draw:frame draw:style-name="gr21" draw:text-style-name="P11" draw:layer="layout" svg:width="3.3cm" svg:height="0.962cm" svg:x="4.3cm" svg:y="4.1cm">
          <draw:text-box>
            <text:p><text:span text:style-name="T8">Mesh 1</text:span></text:p>
          </draw:text-box>
        </draw:frame>
        <draw:frame draw:style-name="gr21" draw:text-style-name="P11" draw:layer="layout" svg:width="3.3cm" svg:height="0.962cm" svg:x="13.5cm" svg:y="4.138cm">
          <draw:text-box>
            <text:p><text:span text:style-name="T8">Mesh 2</text:span></text:p>
          </draw:text-box>
        </draw:frame>
        <draw:frame draw:style-name="gr21" draw:text-style-name="P11" draw:layer="layout" svg:width="3.3cm" svg:height="0.962cm" svg:x="14cm" svg:y="12.868cm">
          <draw:text-box>
            <text:p><text:span text:style-name="T8">Mesh 4</text:span></text:p>
          </draw:text-box>
        </draw:frame>
        <draw:frame draw:style-name="gr21" draw:text-style-name="P11" draw:layer="layout" svg:width="3.3cm" svg:height="0.962cm" svg:x="4.5cm" svg:y="12.8cm">
          <draw:text-box>
            <text:p><text:span text:style-name="T8">Mesh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42M10S</meta:editing-duration>
    <meta:editing-cycles>13</meta:editing-cycles>
    <meta:generator>LibreOffice/6.4.6.2$Linux_X86_64 LibreOffice_project/40$Build-2</meta:generator>
    <dc:date>2021-03-20T13:38:15.467005933</dc:date>
    <meta:document-statistic meta:object-count="37"/>
  </office:meta>
</office:document-meta>
</file>